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FreeSans1" svg:font-family="FreeSans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3.94cm" table:align="margins"/>
    </style:style>
    <style:style style:name="Table1.A" style:family="table-column">
      <style:table-column-properties style:column-width="2.177cm" style:rel-column-width="5957*"/>
    </style:style>
    <style:style style:name="Table1.D" style:family="table-column">
      <style:table-column-properties style:column-width="2.177cm" style:rel-column-width="5958*"/>
    </style:style>
    <style:style style:name="Table1.K" style:family="table-column">
      <style:table-column-properties style:column-width="2.178cm" style:rel-column-width="596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J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K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Linux Biolinum G"/>
    </style:style>
    <style:style style:name="P2" style:family="paragraph" style:parent-style-name="Table_20_Contents">
      <style:text-properties style:font-name="Linux Biolinum G" fo:font-size="10.5pt" style:font-size-asian="10.5pt" style:font-size-complex="10.5pt"/>
    </style:style>
    <style:style style:name="P3" style:family="paragraph" style:parent-style-name="Table_20_Contents">
      <style:paragraph-properties fo:text-align="center" style:justify-single-word="false"/>
      <style:text-properties style:font-name="Linux Biolinum G"/>
    </style:style>
    <style:style style:name="P4" style:family="paragraph" style:parent-style-name="Table_20_Contents">
      <style:paragraph-properties fo:text-align="center" style:justify-single-word="false"/>
      <style:text-properties style:font-name="Linux Biolinum G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Linux Biolinum G" fo:font-size="15pt" fo:font-style="italic" style:font-size-asian="15pt" style:font-style-asian="italic" style:font-size-complex="15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Linux Biolinum G" fo:font-size="10pt" style:font-size-asian="10pt" style:font-size-complex="10pt"/>
    </style:style>
    <style:style style:name="P7" style:family="paragraph" style:parent-style-name="Table_20_Contents">
      <style:text-properties style:font-name="Linux Biolinum G" fo:font-size="11pt" style:font-size-asian="11pt" style:font-size-complex="11pt"/>
    </style:style>
    <style:style style:name="P8" style:family="paragraph" style:parent-style-name="Table_20_Contents">
      <style:text-properties style:font-name="Linux Biolinum G" fo:font-style="italic" style:font-style-asian="italic" style:font-style-complex="italic"/>
    </style:style>
    <style:style style:name="P9" style:family="paragraph" style:parent-style-name="Standard">
      <style:text-properties style:font-name="Linux Biolinum G" fo:font-size="11pt" style:font-size-asian="11pt" style:font-size-complex="11pt"/>
    </style:style>
    <style:style style:name="P10" style:family="paragraph" style:parent-style-name="Standard">
      <style:text-properties style:font-name="Linux Biolinum G" fo:font-size="11pt" style:font-size-asian="11pt" style:font-size-complex="11pt"/>
    </style:style>
    <style:style style:name="P11" style:family="paragraph" style:parent-style-name="Standard" style:list-style-name="L1">
      <style:text-properties style:font-name="Linux Biolinum G" fo:font-size="11pt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K"/>
        <table:table-row>
          <table:table-cell table:style-name="Table1.A1" office:value-type="string">
            <text:p text:style-name="P1"/>
          </table:table-cell>
          <table:table-cell table:style-name="Table1.A1" table:number-columns-spanned="4" office:value-type="string">
            <text:p text:style-name="P3">Promotion of the funding plan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3">Information</text:p>
          </table:table-cell>
          <table:covered-table-cell/>
          <table:covered-table-cell/>
          <table:covered-table-cell/>
          <table:table-cell table:style-name="Table1.J1" table:number-columns-spanned="2" office:value-type="string">
            <text:p text:style-name="P3">Promote collaboration</text:p>
          </table:table-cell>
          <table:covered-table-cell/>
        </table:table-row>
        <table:table-row>
          <table:table-cell table:style-name="Table1.A2" office:value-type="string">
            <text:p text:style-name="P1">Goals</text:p>
            <text:p text:style-name="P1"/>
            <text:p text:style-name="P2"/>
            <text:p text:style-name="P2">Stakeholders</text:p>
          </table:table-cell>
          <table:table-cell table:style-name="Table1.A2" office:value-type="string">
            <text:p text:style-name="P3">Promote funding agency &amp; program</text:p>
          </table:table-cell>
          <table:table-cell table:style-name="Table1.A2" office:value-type="string">
            <text:p text:style-name="P3">Promote projects &amp; their results</text:p>
          </table:table-cell>
          <table:table-cell table:style-name="Table1.A2" office:value-type="string">
            <text:p text:style-name="P3">Promote project &amp; its results</text:p>
          </table:table-cell>
          <table:table-cell table:style-name="Table1.A2" office:value-type="string">
            <text:p text:style-name="P3">Inform about submission rules</text:p>
          </table:table-cell>
          <table:table-cell table:style-name="Table1.A2" office:value-type="string">
            <text:p text:style-name="P6">Inform: project &amp; participating entities</text:p>
          </table:table-cell>
          <table:table-cell table:style-name="Table1.A2" office:value-type="string">
            <text:p text:style-name="P3">Inform about project activities</text:p>
          </table:table-cell>
          <table:table-cell table:style-name="Table1.A2" office:value-type="string">
            <text:p text:style-name="P3">Inform about project results</text:p>
          </table:table-cell>
          <table:table-cell table:style-name="Table1.A2" office:value-type="string">
            <text:p text:style-name="P6">Get/Provide detailed submission rules &amp; requirements</text:p>
          </table:table-cell>
          <table:table-cell table:style-name="Table1.A2" office:value-type="string">
            <text:p text:style-name="P3">Inform about how to get in touch</text:p>
          </table:table-cell>
          <table:table-cell table:style-name="Table1.K2" office:value-type="string">
            <text:p text:style-name="P3">Sharing documen-tation</text:p>
          </table:table-cell>
        </table:table-row>
        <table:table-row>
          <table:table-cell table:style-name="Table1.A2" office:value-type="string">
            <text:p text:style-name="P1">Funding agency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0</text:p>
          </table:table-cell>
          <table:table-cell table:style-name="Table1.K2" office:value-type="string">
            <text:p text:style-name="P4">0</text:p>
          </table:table-cell>
        </table:table-row>
        <table:table-row>
          <table:table-cell table:style-name="Table1.A2" office:value-type="string">
            <text:p text:style-name="P1">Funding agency's partners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0</text:p>
          </table:table-cell>
          <table:table-cell table:style-name="Table1.K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1">Academic researchers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2</text:p>
          </table:table-cell>
          <table:table-cell table:style-name="Table1.K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1">Industrial researchers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1</text:p>
          </table:table-cell>
          <table:table-cell table:style-name="Table1.K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2">Companies <text:s/>interested in exploitation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0</text:p>
          </table:table-cell>
          <table:table-cell table:style-name="Table1.K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1">Project leaders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2</text:p>
          </table:table-cell>
          <table:table-cell table:style-name="Table1.K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7">Project participants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2</text:p>
          </table:table-cell>
          <table:table-cell table:style-name="Table1.K2" office:value-type="string">
            <text:p text:style-name="P4">3</text:p>
          </table:table-cell>
        </table:table-row>
        <table:table-row>
          <table:table-cell table:style-name="Table1.A2" office:value-type="string">
            <text:p text:style-name="P8">Total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17</text:p>
          </table:table-cell>
          <table:table-cell table:style-name="Table1.A2" office:value-type="string">
            <text:p text:style-name="P5">21</text:p>
          </table:table-cell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5">7</text:p>
          </table:table-cell>
          <table:table-cell table:style-name="Table1.K2" office:value-type="string">
            <text:p text:style-name="P5">12</text:p>
          </table:table-cell>
        </table:table-row>
      </table:table>
      <text:p text:style-name="Standard"/>
      <text:p text:style-name="P9">Legend:</text:p>
      <text:p text:style-name="P9">0 = Not applicable to the given stakeholder or completely useless</text:p>
      <text:p text:style-name="P9">1 = Relatively relevant</text:p>
      <text:p text:style-name="P9">2 = Somewhat important</text:p>
      <text:p text:style-name="P9">3 = Very important</text:p>
      <text:p text:style-name="P9"/>
      <text:p text:style-name="P9"/>
      <text:p text:style-name="P9"/>
      <text:p text:style-name="P9"/>
      <text:p text:style-name="P9"/>
      <text:p text:style-name="P9"><text:soft-page-break/>Stakeholders descriptions</text:p>
      <text:p text:style-name="P9"/>
      <text:list xml:id="list39294769" text:style-name="L1">
        <text:list-item>
          <text:p text:style-name="P11">Funding agency: the European Commission, which funds every project and pays for the website;</text:p>
        </text:list-item>
        <text:list-item>
          <text:p text:style-name="P11">Funding agency's partners: those companies, research centers or universities involved in some of the funded projects;</text:p>
        </text:list-item>
        <text:list-item>
          <text:p text:style-name="P11">Academic researchers: scientists belonging to an academic institution who work for any funded project;</text:p>
        </text:list-item>
        <text:list-item>
          <text:p text:style-name="P11">Industrial researchers: like the latter, but they work for a company R&amp;D department;</text:p>
        </text:list-item>
        <text:list-item>
          <text:p text:style-name="P11">Companies: external business enterprises interested in the exploitation of some project results for economic purposes;</text:p>
        </text:list-item>
        <text:list-item>
          <text:p text:style-name="P11">Project leaders: those people or teams that lead a project;</text:p>
        </text:list-item>
        <text:list-item>
          <text:p text:style-name="P11">Project participants: those people or teams that participate in a project.</text:p>
        </text:list-item>
      </text:list>
      <text:p text:style-name="P9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FreeSans1" svg:font-family="FreeSans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30T09:45:01</meta:creation-date>
    <dc:date>2012-06-04T19:19:44.62</dc:date>
    <meta:editing-duration>PT38M8S</meta:editing-duration>
    <meta:editing-cycles>6</meta:editing-cycles>
    <meta:generator>LibreOffice/3.3$Win32 LibreOffice_project/330m19$Build-301</meta:generator>
    <meta:document-statistic meta:table-count="1" meta:image-count="0" meta:object-count="0" meta:page-count="2" meta:paragraph-count="116" meta:word-count="281" meta:character-count="1463"/>
  </office:meta>
</office:document-meta>
</file>